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/>
    </style:style>
    <style:style style:name="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8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fo:color="#000000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2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fo:color="#ff0000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56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57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4e5167" officeooo:paragraph-rsid="005a1554" style:font-size-asian="15pt" style:font-weight-asian="bold" style:font-size-complex="15pt" style:font-weight-complex="bold"/>
    </style:style>
    <style:style style:name="P6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63" style:family="paragraph" style:parent-style-name="Table_20_Contents">
      <style:paragraph-properties fo:text-align="justify" style:justify-single-word="false" fo:break-before="auto" fo:break-after="auto" fo:background-color="transparent" style:shadow="none">
        <style:tab-stops/>
        <style:background-image/>
      </style:paragraph-properties>
      <style:text-properties fo:color="#ff0000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64" style:family="paragraph" style:parent-style-name="Frame_20_contents">
      <style:paragraph-properties fo:text-align="center" style:justify-single-word="false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5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982d0"/>
    </style:style>
    <style:style style:name="T9" style:family="text">
      <style:text-properties officeooo:rsid="001e95a7"/>
    </style:style>
    <style:style style:name="T10" style:family="text">
      <style:text-properties officeooo:rsid="002ef9dd"/>
    </style:style>
    <style:style style:name="T11" style:family="text">
      <style:text-properties officeooo:rsid="004e5167"/>
    </style:style>
    <style:style style:name="T12" style:family="text">
      <style:text-properties officeooo:rsid="005a1554"/>
    </style:style>
    <style:style style:name="T13" style:family="text">
      <style:text-properties officeooo:rsid="005a589a"/>
    </style:style>
    <style:style style:name="T14" style:family="text">
      <style:text-properties officeooo:rsid="005c57ca"/>
    </style:style>
    <style:style style:name="T15" style:family="text">
      <style:text-properties officeooo:rsid="006fdd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placeholder text:placeholder-type="text">&lt;if test="data.get('supplier', False)"&gt;</text:placeholder>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47">Progressivo</text:p>
          </table:table-cell>
          <table:table-cell table:style-name="Tabella1.A1" office:value-type="string">
            <text:p text:style-name="P47">Data</text:p>
          </table:table-cell>
          <table:table-cell table:style-name="Tabella1.A1" table:number-columns-spanned="3" office:value-type="string">
            <text:p text:style-name="P47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47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2"><text:placeholder text:placeholder-type="text">&lt;o.ref&gt;</text:placeholder></text:p>
          </table:table-cell>
          <table:table-cell table:style-name="Tabella1.B2" office:value-type="string">
            <text:p text:style-name="P12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2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8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48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48">Origin<text:span text:style-name="T10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42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16">Prodotto / <text:span text:style-name="T13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1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15"><text:placeholder text:placeholder-type="text">&lt;o.lot_id.product_id.name if o.lot_id.product_id else ''&gt;</text:placeholder> <text:span text:style-name="T14">[Lotto n. </text:span><text:placeholder text:placeholder-type="text">&lt;o.label_lot or ''&gt;</text:placeholder><text:span text:style-name="T14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10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21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9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3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34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31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0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46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3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57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35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35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35">Protocollo</text:p>
          </table:table-cell>
          <table:covered-table-cell/>
          <table:table-cell table:style-name="Tabella1.I23" office:value-type="string">
            <text:p text:style-name="P35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30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42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42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42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42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21">Note <text:span text:style-name="T9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9">
          <table:table-cell table:style-name="Tabella1.A12" table:number-columns-spanned="9" office:value-type="string">
            <text:p text:style-name="P1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  <text:p text:style-name="P29"><text:placeholder text:placeholder-type="text">&lt;/if&gt;</text:placeholder></text:p>
      <text:p text:style-name="P38"/>
      <text:p text:style-name="P62"><text:soft-page-break/><text:placeholder text:placeholder-type="text">&lt;if test="not data.get('supplier', False)"&gt;</text:placeholder></text:p>
      <text:p text:style-name="P36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>
          <table:table-cell table:style-name="Tabella4.A1" table:number-columns-spanned="6" office:value-type="string">
            <text:p text:style-name="P58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office:value-type="string">
            <text:p text:style-name="P47">Progressivo</text:p>
          </table:table-cell>
          <table:table-cell table:style-name="Tabella4.A2" office:value-type="string">
            <text:p text:style-name="P50">Data</text:p>
          </table:table-cell>
          <table:table-cell table:style-name="Tabella4.A2" table:number-columns-spanned="2" office:value-type="string">
            <text:p text:style-name="P50">Fornitore</text:p>
          </table:table-cell>
          <table:covered-table-cell/>
          <table:table-cell table:style-name="Tabella4.E2" table:number-columns-spanned="2" office:value-type="string">
            <text:p text:style-name="P50">DDT / Fattura n°</text:p>
          </table:table-cell>
          <table:covered-table-cell/>
        </table:table-row>
        <table:table-row>
          <table:table-cell table:style-name="Tabella4.A3" office:value-type="string">
            <text:p text:style-name="P12"><text:placeholder text:placeholder-type="text">&lt;o.ref&gt;</text:placeholder></text:p>
          </table:table-cell>
          <table:table-cell table:style-name="Tabella4.B3" office:value-type="string">
            <text:p text:style-name="P13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13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9"><text:placeholder text:placeholder-type="text">&lt;o.ddt_ref&gt;</text:placeholder></text:p>
          </table:table-cell>
          <table:covered-table-cell/>
        </table:table-row>
        <table:table-row>
          <table:table-cell table:style-name="Tabella4.A4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2" office:value-type="string">
            <text:p text:style-name="P48">Tipo</text:p>
          </table:table-cell>
          <table:covered-table-cell/>
          <table:table-cell table:style-name="Tabella4.E2" table:number-columns-spanned="4" office:value-type="string">
            <text:p text:style-name="P50">Origine</text:p>
          </table:table-cell>
          <table:covered-table-cell/>
          <table:covered-table-cell/>
          <table:covered-table-cell/>
        </table:table-row>
        <table:table-row>
          <table:table-cell table:style-name="Tabella4.A6" table:number-columns-spanned="2" office:value-type="string">
            <text:p text:style-name="P12"><text:placeholder text:placeholder-type="text">&lt;'Quantità - ' if o.quantity else ''&gt;</text:placeholder> 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' if o.sanitation else ''&gt;</text:placeholder></text:p>
          </table:table-cell>
          <table:covered-table-cell/>
          <table:table-cell table:style-name="Tabella4.C6" table:number-columns-spanned="4" office:value-type="string">
            <text:p text:style-name="P1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5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4" office:value-type="string">
            <text:p text:style-name="P16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17">Quantità <text:span text:style-name="T11">ricevuta</text:span></text:p>
          </table:table-cell>
          <table:covered-table-cell/>
        </table:table-row>
        <table:table-row>
          <table:table-cell table:style-name="Tabella4.A9" table:number-columns-spanned="4" office:value-type="string">
            <text:p text:style-name="P14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20"><text:placeholder text:placeholder-type="text">&lt;o.acceptation_id.line_ids.qty_arrived if o.acceptation_id else '/'&gt;</text:placeholder></text:p>
          </table:table-cell>
          <table:covered-table-cell/>
        </table:table-row>
        <table:table-row>
          <table:table-cell table:style-name="Tabella4.A10" table:number-columns-spanned="6" office:value-type="string">
            <text:p text:style-name="P5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1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6" office:value-type="string">
            <text:p text:style-name="P39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rows-spanned="2" office:value-type="string">
            <text:p text:style-name="P49"/>
          </table:table-cell>
          <table:table-cell table:style-name="Tabella4.A2" table:number-columns-spanned="2" office:value-type="string">
            <text:p text:style-name="P51">Lotto etichetta</text:p>
          </table:table-cell>
          <table:covered-table-cell/>
          <table:table-cell table:style-name="Tabella4.A2" table:number-columns-spanned="2" office:value-type="string">
            <text:p text:style-name="P52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>
          <table:covered-table-cell/>
          <table:table-cell table:style-name="Tabella4.B15" table:number-columns-spanned="2" office:value-type="string">
            <text:p text:style-name="P40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41"><text:placeholder text:placeholder-type="text">&lt;o.lot_deadline or ''&gt;</text:placeholder></text:p>
          </table:table-cell>
          <table:covered-table-cell/>
          <table:covered-table-cell/>
        </table:table-row>
        <table:table-row>
          <table:table-cell table:style-name="Tabella4.A16" table:number-columns-spanned="6" office:value-type="string"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7" table:number-columns-spanned="6" office:value-type="string">
            <text:p text:style-name="P24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2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9" table:number-columns-spanned="5" office:value-type="string">
            <text:p text:style-name="P33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32">Quantità</text:p>
          </table:table-cell>
        </table:table-row>
        <table:table-row>
          <table:table-cell table:style-name="Tabella4.A20" table:number-columns-spanned="6" office:value-type="string">
            <text:p text:style-name="P30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1" table:number-columns-spanned="5" office:value-type="string">
            <text:p text:style-name="P44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45"><text:placeholder text:placeholder-type="text">&lt;l.qty if l.qty else ''&gt;</text:placeholder></text:p>
          </table:table-cell>
        </table:table-row>
        <table:table-row>
          <table:table-cell table:style-name="Tabella4.A22" table:number-columns-spanned="6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3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4" table:number-columns-spanned="6" office:value-type="string">
            <text:p text:style-name="P5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5" table:number-columns-spanned="6" office:value-type="string">
            <text:p text:style-name="P24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57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7" office:value-type="string">
            <text:p text:style-name="P35">Tipo</text:p>
          </table:table-cell>
          <table:table-cell table:style-name="Tabella4.A27" office:value-type="string">
            <text:p text:style-name="P35">Descrizione interna</text:p>
          </table:table-cell>
          <table:table-cell table:style-name="Tabella4.A27" table:number-columns-spanned="2" office:value-type="string">
            <text:p text:style-name="P35">Protocollo</text:p>
          </table:table-cell>
          <table:covered-table-cell/>
          <table:table-cell table:style-name="Tabella4.E27" table:number-columns-spanned="2" office:value-type="string">
            <text:p text:style-name="P35">Data Prot.</text:p>
          </table:table-cell>
          <table:covered-table-cell/>
        </table:table-row>
        <table:table-row>
          <table:table-cell table:style-name="Tabella4.A28" table:number-columns-spanned="6" office:value-type="string">
            <text:p text:style-name="P30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9" office:value-type="string">
            <text:p text:style-name="P42"><text:placeholder text:placeholder-type="text">&lt;l.type_id.name if l.type_id else ''&gt;</text:placeholder></text:p>
          </table:table-cell>
          <table:table-cell table:style-name="Tabella4.B29" office:value-type="string">
            <text:p text:style-name="P42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42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42"><text:placeholder text:placeholder-type="text">&lt;formatLang(l.prot_date, date=True) if l.prot_date else ''&gt;</text:placeholder></text:p>
          </table:table-cell>
          <table:covered-table-cell/>
        </table:table-row>
        <table:table-row>
          <table:table-cell table:style-name="Tabella4.A30" table:number-columns-spanned="6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1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E2" table:number-columns-spanned="6" office:value-type="string">
            <text:p text:style-name="P21">Note <text:span text:style-name="T9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3" table:number-columns-spanned="6" office:value-type="string">
            <text:p text:style-name="P1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4" table:number-columns-spanned="6" office:value-type="string">
            <text:p text:style-name="P25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E2" table:number-columns-spanned="6" office:value-type="string">
            <text:p text:style-name="P21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6" table:number-columns-spanned="6" office:value-type="string">
            <text:p text:style-name="P18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7" table:number-columns-spanned="6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37"/>
      <text:p text:style-name="P28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/>
    </style:style>
    <style:style style:name="MP6" style:family="paragraph" style:parent-style-name="Table_20_Contents">
      <style:paragraph-properties fo:text-align="justify" style:justify-single-word="false" fo:background-color="transparent" style:shadow="none">
        <style:tab-stops/>
        <style:background-image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style:shadow="none">
        <style:tab-stops>
          <style:tab-stop style:position="13.811cm"/>
          <style:tab-stop style:position="13.996cm"/>
        </style:tab-stops>
        <style:background-image/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T8" style:family="text">
      <style:text-properties officeooo:rsid="001982d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2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5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5"><text:s text:c="6"/><text:span text:style-name="MT4"><text:s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  <text:p text:style-name="MP6"/>
      </style:header>
      <style:footer>
        <text:p text:style-name="MP7"><text:span text:style-name="MT8">Ufficio Qualità</text:span></text:p>
        <text:p text:style-name="MP8"><draw:frame draw:style-name="Mfr3" draw:name="image: asimage(o.claim_id.reference_user_id.signature_image)" text:anchor-type="as-char" svg:height="0.499cm" draw:z-index="6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7T18:21:15.200814976</dc:date>
    <meta:editing-duration>P1DT17H52M52S</meta:editing-duration>
    <meta:editing-cycles>464</meta:editing-cycles>
    <meta:generator>LibreOffice/4.3.3.2$Linux_X86_64 LibreOffice_project/430m0$Build-2</meta:generator>
    <dc:creator>thebrush </dc:creator>
    <meta:document-statistic meta:table-count="2" meta:image-count="2" meta:object-count="0" meta:page-count="3" meta:paragraph-count="102" meta:word-count="359" meta:character-count="2883" meta:non-whitespace-character-count="2582"/>
    <meta:user-defined meta:name="Info 1"/>
    <meta:user-defined meta:name="Info 2"/>
    <meta:user-defined meta:name="Info 3"/>
    <meta:user-defined meta:name="Info 4"/>
  </office:meta>
</office:document-meta>
</file>